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shapes>
          <draw:frame draw:z-index="0" draw:style-name="gr1" draw:text-style-name="P1" svg:width="15.999cm" svg:height="8.999cm" svg:x="4.617cm" svg:y="0.1cm">
            <draw:object draw:notify-on-update-of-ranges="Лист1.A1:Лист1.A100 Лист1.B1:Лист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6.88429859614235" calcext:value-type="float">
            <text:p>6,88429859614235</text:p>
          </table:table-cell>
          <table:table-cell office:value-type="float" office:value="2.80844496127674" calcext:value-type="float">
            <text:p>2,80844496127674</text:p>
          </table:table-cell>
        </table:table-row>
        <table:table-row table:style-name="ro1">
          <table:table-cell office:value-type="float" office:value="6.04817313522693" calcext:value-type="float">
            <text:p>6,04817313522693</text:p>
          </table:table-cell>
          <table:table-cell office:value-type="float" office:value="2.67601747089276" calcext:value-type="float">
            <text:p>2,67601747089276</text:p>
          </table:table-cell>
        </table:table-row>
        <table:table-row table:style-name="ro1">
          <table:table-cell office:value-type="float" office:value="7.21418977313833" calcext:value-type="float">
            <text:p>7,21418977313833</text:p>
          </table:table-cell>
          <table:table-cell office:value-type="float" office:value="1.58850820481948" calcext:value-type="float">
            <text:p>1,58850820481948</text:p>
          </table:table-cell>
        </table:table-row>
        <table:table-row table:style-name="ro1">
          <table:table-cell office:value-type="float" office:value="7.9032599788202" calcext:value-type="float">
            <text:p>7,9032599788202</text:p>
          </table:table-cell>
          <table:table-cell office:value-type="float" office:value="2.82139231651149" calcext:value-type="float">
            <text:p>2,82139231651149</text:p>
          </table:table-cell>
        </table:table-row>
        <table:table-row table:style-name="ro1">
          <table:table-cell office:value-type="float" office:value="7.31976287744105" calcext:value-type="float">
            <text:p>7,31976287744105</text:p>
          </table:table-cell>
          <table:table-cell office:value-type="float" office:value="1.84012980920684" calcext:value-type="float">
            <text:p>1,84012980920684</text:p>
          </table:table-cell>
        </table:table-row>
        <table:table-row table:style-name="ro1">
          <table:table-cell office:value-type="float" office:value="8.19759697238348" calcext:value-type="float">
            <text:p>8,19759697238348</text:p>
          </table:table-cell>
          <table:table-cell office:value-type="float" office:value="5.51674252818053" calcext:value-type="float">
            <text:p>5,51674252818053</text:p>
          </table:table-cell>
        </table:table-row>
        <table:table-row table:style-name="ro1">
          <table:table-cell office:value-type="float" office:value="9.29407177184771" calcext:value-type="float">
            <text:p>9,29407177184771</text:p>
          </table:table-cell>
          <table:table-cell office:value-type="float" office:value="6.13486714123968" calcext:value-type="float">
            <text:p>6,13486714123968</text:p>
          </table:table-cell>
        </table:table-row>
        <table:table-row table:style-name="ro1">
          <table:table-cell office:value-type="float" office:value="8.2121224403983" calcext:value-type="float">
            <text:p>8,2121224403983</text:p>
          </table:table-cell>
          <table:table-cell office:value-type="float" office:value="4.51961582008964" calcext:value-type="float">
            <text:p>4,51961582008964</text:p>
          </table:table-cell>
        </table:table-row>
        <table:table-row table:style-name="ro1">
          <table:table-cell office:value-type="float" office:value="6.58505018611344" calcext:value-type="float">
            <text:p>6,58505018611344</text:p>
          </table:table-cell>
          <table:table-cell office:value-type="float" office:value="3.64783466747453" calcext:value-type="float">
            <text:p>3,64783466747453</text:p>
          </table:table-cell>
        </table:table-row>
        <table:table-row table:style-name="ro1">
          <table:table-cell office:value-type="float" office:value="6.05628418955627" calcext:value-type="float">
            <text:p>6,05628418955627</text:p>
          </table:table-cell>
          <table:table-cell office:value-type="float" office:value="2.87383861109919" calcext:value-type="float">
            <text:p>2,87383861109919</text:p>
          </table:table-cell>
        </table:table-row>
        <table:table-row table:style-name="ro1">
          <table:table-cell office:value-type="float" office:value="8.90347650765758" calcext:value-type="float">
            <text:p>8,90347650765758</text:p>
          </table:table-cell>
          <table:table-cell office:value-type="float" office:value="4.20449563370657" calcext:value-type="float">
            <text:p>4,20449563370657</text:p>
          </table:table-cell>
        </table:table-row>
        <table:table-row table:style-name="ro1">
          <table:table-cell office:value-type="float" office:value="7.33153929068601" calcext:value-type="float">
            <text:p>7,33153929068601</text:p>
          </table:table-cell>
          <table:table-cell office:value-type="float" office:value="1.42787292202034" calcext:value-type="float">
            <text:p>1,42787292202034</text:p>
          </table:table-cell>
        </table:table-row>
        <table:table-row table:style-name="ro1">
          <table:table-cell office:value-type="float" office:value="8.23663245374801" calcext:value-type="float">
            <text:p>8,23663245374801</text:p>
          </table:table-cell>
          <table:table-cell office:value-type="float" office:value="5.1443890219397" calcext:value-type="float">
            <text:p>5,1443890219397</text:p>
          </table:table-cell>
        </table:table-row>
        <table:table-row table:style-name="ro1">
          <table:table-cell office:value-type="float" office:value="8.80018233430632" calcext:value-type="float">
            <text:p>8,80018233430632</text:p>
          </table:table-cell>
          <table:table-cell office:value-type="float" office:value="4.0332851281139" calcext:value-type="float">
            <text:p>4,0332851281139</text:p>
          </table:table-cell>
        </table:table-row>
        <table:table-row table:style-name="ro1">
          <table:table-cell office:value-type="float" office:value="8.79510712107816" calcext:value-type="float">
            <text:p>8,79510712107816</text:p>
          </table:table-cell>
          <table:table-cell office:value-type="float" office:value="4.34136000585139" calcext:value-type="float">
            <text:p>4,34136000585139</text:p>
          </table:table-cell>
        </table:table-row>
        <table:table-row table:style-name="ro1">
          <table:table-cell office:value-type="float" office:value="9.37481425572351" calcext:value-type="float">
            <text:p>9,37481425572351</text:p>
          </table:table-cell>
          <table:table-cell office:value-type="float" office:value="5.33863619147412" calcext:value-type="float">
            <text:p>5,33863619147412</text:p>
          </table:table-cell>
        </table:table-row>
        <table:table-row table:style-name="ro1">
          <table:table-cell office:value-type="float" office:value="8.50323423794921" calcext:value-type="float">
            <text:p>8,50323423794921</text:p>
          </table:table-cell>
          <table:table-cell office:value-type="float" office:value="4.59087964580504" calcext:value-type="float">
            <text:p>4,59087964580504</text:p>
          </table:table-cell>
        </table:table-row>
        <table:table-row table:style-name="ro1">
          <table:table-cell office:value-type="float" office:value="6.52512063849416" calcext:value-type="float">
            <text:p>6,52512063849416</text:p>
          </table:table-cell>
          <table:table-cell office:value-type="float" office:value="1.95097495724348" calcext:value-type="float">
            <text:p>1,95097495724348</text:p>
          </table:table-cell>
        </table:table-row>
        <table:table-row table:style-name="ro1">
          <table:table-cell office:value-type="float" office:value="7.09508305239052" calcext:value-type="float">
            <text:p>7,09508305239052</text:p>
          </table:table-cell>
          <table:table-cell office:value-type="float" office:value="2.25479769001825" calcext:value-type="float">
            <text:p>2,25479769001825</text:p>
          </table:table-cell>
        </table:table-row>
        <table:table-row table:style-name="ro1">
          <table:table-cell office:value-type="float" office:value="7.39684434316334" calcext:value-type="float">
            <text:p>7,39684434316334</text:p>
          </table:table-cell>
          <table:table-cell office:value-type="float" office:value="3.04082354499212" calcext:value-type="float">
            <text:p>3,04082354499212</text:p>
          </table:table-cell>
        </table:table-row>
        <table:table-row table:style-name="ro1">
          <table:table-cell office:value-type="float" office:value="9.62247965662627" calcext:value-type="float">
            <text:p>9,62247965662627</text:p>
          </table:table-cell>
          <table:table-cell office:value-type="float" office:value="4.16330578853159" calcext:value-type="float">
            <text:p>4,16330578853159</text:p>
          </table:table-cell>
        </table:table-row>
        <table:table-row table:style-name="ro1">
          <table:table-cell office:value-type="float" office:value="8.54218332643815" calcext:value-type="float">
            <text:p>8,54218332643815</text:p>
          </table:table-cell>
          <table:table-cell office:value-type="float" office:value="6.00652043862846" calcext:value-type="float">
            <text:p>6,00652043862846</text:p>
          </table:table-cell>
        </table:table-row>
        <table:table-row table:style-name="ro1">
          <table:table-cell office:value-type="float" office:value="8.28519751664275" calcext:value-type="float">
            <text:p>8,28519751664275</text:p>
          </table:table-cell>
          <table:table-cell office:value-type="float" office:value="4.3462373827906" calcext:value-type="float">
            <text:p>4,3462373827906</text:p>
          </table:table-cell>
        </table:table-row>
        <table:table-row table:style-name="ro1">
          <table:table-cell office:value-type="float" office:value="6.81373217500008" calcext:value-type="float">
            <text:p>6,81373217500008</text:p>
          </table:table-cell>
          <table:table-cell office:value-type="float" office:value="2.25721763785483" calcext:value-type="float">
            <text:p>2,25721763785483</text:p>
          </table:table-cell>
        </table:table-row>
        <table:table-row table:style-name="ro1">
          <table:table-cell office:value-type="float" office:value="6.22397596122445" calcext:value-type="float">
            <text:p>6,22397596122445</text:p>
          </table:table-cell>
          <table:table-cell office:value-type="float" office:value="2.73783329840767" calcext:value-type="float">
            <text:p>2,73783329840767</text:p>
          </table:table-cell>
        </table:table-row>
        <table:table-row table:style-name="ro1">
          <table:table-cell office:value-type="float" office:value="8.41731981531103" calcext:value-type="float">
            <text:p>8,41731981531103</text:p>
          </table:table-cell>
          <table:table-cell office:value-type="float" office:value="4.51475840867008" calcext:value-type="float">
            <text:p>4,51475840867008</text:p>
          </table:table-cell>
        </table:table-row>
        <table:table-row table:style-name="ro1">
          <table:table-cell office:value-type="float" office:value="7.93251240283848" calcext:value-type="float">
            <text:p>7,93251240283848</text:p>
          </table:table-cell>
          <table:table-cell office:value-type="float" office:value="2.16993450248259" calcext:value-type="float">
            <text:p>2,16993450248259</text:p>
          </table:table-cell>
        </table:table-row>
        <table:table-row table:style-name="ro1">
          <table:table-cell office:value-type="float" office:value="9.6006105872443" calcext:value-type="float">
            <text:p>9,6006105872443</text:p>
          </table:table-cell>
          <table:table-cell office:value-type="float" office:value="4.92414309387281" calcext:value-type="float">
            <text:p>4,92414309387281</text:p>
          </table:table-cell>
        </table:table-row>
        <table:table-row table:style-name="ro1">
          <table:table-cell office:value-type="float" office:value="7.48442904042234" calcext:value-type="float">
            <text:p>7,48442904042234</text:p>
          </table:table-cell>
          <table:table-cell office:value-type="float" office:value="2.06517157351046" calcext:value-type="float">
            <text:p>2,06517157351046</text:p>
          </table:table-cell>
        </table:table-row>
        <table:table-row table:style-name="ro1">
          <table:table-cell office:value-type="float" office:value="8.80269192134632" calcext:value-type="float">
            <text:p>8,80269192134632</text:p>
          </table:table-cell>
          <table:table-cell office:value-type="float" office:value="4.00289574178408" calcext:value-type="float">
            <text:p>4,00289574178408</text:p>
          </table:table-cell>
        </table:table-row>
        <table:table-row table:style-name="ro1">
          <table:table-cell office:value-type="float" office:value="8.63401945649357" calcext:value-type="float">
            <text:p>8,63401945649357</text:p>
          </table:table-cell>
          <table:table-cell office:value-type="float" office:value="5.29097740529902" calcext:value-type="float">
            <text:p>5,29097740529902</text:p>
          </table:table-cell>
        </table:table-row>
        <table:table-row table:style-name="ro1">
          <table:table-cell office:value-type="float" office:value="9.33571853295399" calcext:value-type="float">
            <text:p>9,33571853295399</text:p>
          </table:table-cell>
          <table:table-cell office:value-type="float" office:value="5.9959457188049" calcext:value-type="float">
            <text:p>5,9959457188049</text:p>
          </table:table-cell>
        </table:table-row>
        <table:table-row table:style-name="ro1">
          <table:table-cell office:value-type="float" office:value="8.85381600113961" calcext:value-type="float">
            <text:p>8,85381600113961</text:p>
          </table:table-cell>
          <table:table-cell office:value-type="float" office:value="4.4063231561909" calcext:value-type="float">
            <text:p>4,4063231561909</text:p>
          </table:table-cell>
        </table:table-row>
        <table:table-row table:style-name="ro1">
          <table:table-cell office:value-type="float" office:value="6.22831668965606" calcext:value-type="float">
            <text:p>6,22831668965606</text:p>
          </table:table-cell>
          <table:table-cell office:value-type="float" office:value="2.25431911344174" calcext:value-type="float">
            <text:p>2,25431911344174</text:p>
          </table:table-cell>
        </table:table-row>
        <table:table-row table:style-name="ro1">
          <table:table-cell office:value-type="float" office:value="8.56803790609943" calcext:value-type="float">
            <text:p>8,56803790609943</text:p>
          </table:table-cell>
          <table:table-cell office:value-type="float" office:value="5.76247601280811" calcext:value-type="float">
            <text:p>5,76247601280811</text:p>
          </table:table-cell>
        </table:table-row>
        <table:table-row table:style-name="ro1">
          <table:table-cell office:value-type="float" office:value="7.32104871415558" calcext:value-type="float">
            <text:p>7,32104871415558</text:p>
          </table:table-cell>
          <table:table-cell office:value-type="float" office:value="1.92182379975391" calcext:value-type="float">
            <text:p>1,92182379975391</text:p>
          </table:table-cell>
        </table:table-row>
        <table:table-row table:style-name="ro1">
          <table:table-cell office:value-type="float" office:value="9.63672395562998" calcext:value-type="float">
            <text:p>9,63672395562998</text:p>
          </table:table-cell>
          <table:table-cell office:value-type="float" office:value="5.71177110071522" calcext:value-type="float">
            <text:p>5,71177110071522</text:p>
          </table:table-cell>
        </table:table-row>
        <table:table-row table:style-name="ro1">
          <table:table-cell office:value-type="float" office:value="7.20003405988214" calcext:value-type="float">
            <text:p>7,20003405988214</text:p>
          </table:table-cell>
          <table:table-cell office:value-type="float" office:value="1.50101887452191" calcext:value-type="float">
            <text:p>1,50101887452191</text:p>
          </table:table-cell>
        </table:table-row>
        <table:table-row table:style-name="ro1">
          <table:table-cell office:value-type="float" office:value="6.58823837727283" calcext:value-type="float">
            <text:p>6,58823837727283</text:p>
          </table:table-cell>
          <table:table-cell office:value-type="float" office:value="1.51409077845644" calcext:value-type="float">
            <text:p>1,51409077845644</text:p>
          </table:table-cell>
        </table:table-row>
        <table:table-row table:style-name="ro1">
          <table:table-cell office:value-type="float" office:value="6.25135610152764" calcext:value-type="float">
            <text:p>6,25135610152764</text:p>
          </table:table-cell>
          <table:table-cell office:value-type="float" office:value="1.91245575446604" calcext:value-type="float">
            <text:p>1,91245575446604</text:p>
          </table:table-cell>
        </table:table-row>
        <table:table-row table:style-name="ro1">
          <table:table-cell office:value-type="float" office:value="8.72617641404019" calcext:value-type="float">
            <text:p>8,72617641404019</text:p>
          </table:table-cell>
          <table:table-cell office:value-type="float" office:value="5.09432339543505" calcext:value-type="float">
            <text:p>5,09432339543505</text:p>
          </table:table-cell>
        </table:table-row>
        <table:table-row table:style-name="ro1">
          <table:table-cell office:value-type="float" office:value="7.34370466585694" calcext:value-type="float">
            <text:p>7,34370466585694</text:p>
          </table:table-cell>
          <table:table-cell office:value-type="float" office:value="1.68087620879014" calcext:value-type="float">
            <text:p>1,68087620879014</text:p>
          </table:table-cell>
        </table:table-row>
        <table:table-row table:style-name="ro1">
          <table:table-cell office:value-type="float" office:value="9.97276737352577" calcext:value-type="float">
            <text:p>9,97276737352577</text:p>
          </table:table-cell>
          <table:table-cell office:value-type="float" office:value="4.92386388696798" calcext:value-type="float">
            <text:p>4,92386388696798</text:p>
          </table:table-cell>
        </table:table-row>
        <table:table-row table:style-name="ro1">
          <table:table-cell office:value-type="float" office:value="7.32405394701393" calcext:value-type="float">
            <text:p>7,32405394701393</text:p>
          </table:table-cell>
          <table:table-cell office:value-type="float" office:value="3.40710587714459" calcext:value-type="float">
            <text:p>3,40710587714459</text:p>
          </table:table-cell>
        </table:table-row>
        <table:table-row table:style-name="ro1">
          <table:table-cell office:value-type="float" office:value="6.73376762406311" calcext:value-type="float">
            <text:p>6,73376762406311</text:p>
          </table:table-cell>
          <table:table-cell office:value-type="float" office:value="3.35668891523526" calcext:value-type="float">
            <text:p>3,35668891523526</text:p>
          </table:table-cell>
        </table:table-row>
        <table:table-row table:style-name="ro1">
          <table:table-cell office:value-type="float" office:value="6.57553502698954" calcext:value-type="float">
            <text:p>6,57553502698954</text:p>
          </table:table-cell>
          <table:table-cell office:value-type="float" office:value="1.90668428356405" calcext:value-type="float">
            <text:p>1,90668428356405</text:p>
          </table:table-cell>
        </table:table-row>
        <table:table-row table:style-name="ro1">
          <table:table-cell office:value-type="float" office:value="6.87055845970135" calcext:value-type="float">
            <text:p>6,87055845970135</text:p>
          </table:table-cell>
          <table:table-cell office:value-type="float" office:value="3.56651763155352" calcext:value-type="float">
            <text:p>3,56651763155352</text:p>
          </table:table-cell>
        </table:table-row>
        <table:table-row table:style-name="ro1">
          <table:table-cell office:value-type="float" office:value="6.79350398616722" calcext:value-type="float">
            <text:p>6,79350398616722</text:p>
          </table:table-cell>
          <table:table-cell office:value-type="float" office:value="2.30378680709184" calcext:value-type="float">
            <text:p>2,30378680709184</text:p>
          </table:table-cell>
        </table:table-row>
        <table:table-row table:style-name="ro1">
          <table:table-cell office:value-type="float" office:value="6.7805031389132" calcext:value-type="float">
            <text:p>6,7805031389132</text:p>
          </table:table-cell>
          <table:table-cell office:value-type="float" office:value="2.58412304722282" calcext:value-type="float">
            <text:p>2,58412304722282</text:p>
          </table:table-cell>
        </table:table-row>
        <table:table-row table:style-name="ro1">
          <table:table-cell office:value-type="float" office:value="6.53044403172429" calcext:value-type="float">
            <text:p>6,53044403172429</text:p>
          </table:table-cell>
          <table:table-cell office:value-type="float" office:value="1.68243251200741" calcext:value-type="float">
            <text:p>1,68243251200741</text:p>
          </table:table-cell>
        </table:table-row>
        <table:table-row table:style-name="ro1">
          <table:table-cell office:value-type="float" office:value="6.54254609054084" calcext:value-type="float">
            <text:p>6,54254609054084</text:p>
          </table:table-cell>
          <table:table-cell office:value-type="float" office:value="3.35909922675537" calcext:value-type="float">
            <text:p>3,35909922675537</text:p>
          </table:table-cell>
        </table:table-row>
        <table:table-row table:style-name="ro1">
          <table:table-cell office:value-type="float" office:value="8.56500479984591" calcext:value-type="float">
            <text:p>8,56500479984591</text:p>
          </table:table-cell>
          <table:table-cell office:value-type="float" office:value="5.15507233312259" calcext:value-type="float">
            <text:p>5,15507233312259</text:p>
          </table:table-cell>
        </table:table-row>
        <table:table-row table:style-name="ro1">
          <table:table-cell office:value-type="float" office:value="9.01608547476848" calcext:value-type="float">
            <text:p>9,01608547476848</text:p>
          </table:table-cell>
          <table:table-cell office:value-type="float" office:value="4.32003687615038" calcext:value-type="float">
            <text:p>4,32003687615038</text:p>
          </table:table-cell>
        </table:table-row>
        <table:table-row table:style-name="ro1">
          <table:table-cell office:value-type="float" office:value="9.01597613861333" calcext:value-type="float">
            <text:p>9,01597613861333</text:p>
          </table:table-cell>
          <table:table-cell office:value-type="float" office:value="5.05624525727061" calcext:value-type="float">
            <text:p>5,05624525727061</text:p>
          </table:table-cell>
        </table:table-row>
        <table:table-row table:style-name="ro1">
          <table:table-cell office:value-type="float" office:value="8.96434293018848" calcext:value-type="float">
            <text:p>8,96434293018848</text:p>
          </table:table-cell>
          <table:table-cell office:value-type="float" office:value="6.00527042605687" calcext:value-type="float">
            <text:p>6,00527042605687</text:p>
          </table:table-cell>
        </table:table-row>
        <table:table-row table:style-name="ro1">
          <table:table-cell office:value-type="float" office:value="7.70709697472652" calcext:value-type="float">
            <text:p>7,70709697472652</text:p>
          </table:table-cell>
          <table:table-cell office:value-type="float" office:value="2.62675294797781" calcext:value-type="float">
            <text:p>2,62675294797781</text:p>
          </table:table-cell>
        </table:table-row>
        <table:table-row table:style-name="ro1">
          <table:table-cell office:value-type="float" office:value="7.43749997898278" calcext:value-type="float">
            <text:p>7,43749997898278</text:p>
          </table:table-cell>
          <table:table-cell office:value-type="float" office:value="2.17025142982256" calcext:value-type="float">
            <text:p>2,17025142982256</text:p>
          </table:table-cell>
        </table:table-row>
        <table:table-row table:style-name="ro1">
          <table:table-cell office:value-type="float" office:value="6.96078072925671" calcext:value-type="float">
            <text:p>6,96078072925671</text:p>
          </table:table-cell>
          <table:table-cell office:value-type="float" office:value="1.17765139361184" calcext:value-type="float">
            <text:p>1,17765139361184</text:p>
          </table:table-cell>
        </table:table-row>
        <table:table-row table:style-name="ro1">
          <table:table-cell office:value-type="float" office:value="7.50582754940463" calcext:value-type="float">
            <text:p>7,50582754940463</text:p>
          </table:table-cell>
          <table:table-cell office:value-type="float" office:value="1.48158640429834" calcext:value-type="float">
            <text:p>1,48158640429834</text:p>
          </table:table-cell>
        </table:table-row>
        <table:table-row table:style-name="ro1">
          <table:table-cell office:value-type="float" office:value="8.68517412081028" calcext:value-type="float">
            <text:p>8,68517412081028</text:p>
          </table:table-cell>
          <table:table-cell office:value-type="float" office:value="4.26079786668255" calcext:value-type="float">
            <text:p>4,26079786668255</text:p>
          </table:table-cell>
        </table:table-row>
        <table:table-row table:style-name="ro1">
          <table:table-cell office:value-type="float" office:value="10.0136260717467" calcext:value-type="float">
            <text:p>10,0136260717467</text:p>
          </table:table-cell>
          <table:table-cell office:value-type="float" office:value="4.96992532840784" calcext:value-type="float">
            <text:p>4,96992532840784</text:p>
          </table:table-cell>
        </table:table-row>
        <table:table-row table:style-name="ro1">
          <table:table-cell office:value-type="float" office:value="7.57683503968439" calcext:value-type="float">
            <text:p>7,57683503968439</text:p>
          </table:table-cell>
          <table:table-cell office:value-type="float" office:value="3.17500448040817" calcext:value-type="float">
            <text:p>3,17500448040817</text:p>
          </table:table-cell>
        </table:table-row>
        <table:table-row table:style-name="ro1">
          <table:table-cell office:value-type="float" office:value="8.61755548911267" calcext:value-type="float">
            <text:p>8,61755548911267</text:p>
          </table:table-cell>
          <table:table-cell office:value-type="float" office:value="4.47001280455765" calcext:value-type="float">
            <text:p>4,47001280455765</text:p>
          </table:table-cell>
        </table:table-row>
        <table:table-row table:style-name="ro1">
          <table:table-cell office:value-type="float" office:value="9.17452805993528" calcext:value-type="float">
            <text:p>9,17452805993528</text:p>
          </table:table-cell>
          <table:table-cell office:value-type="float" office:value="6.06264043849142" calcext:value-type="float">
            <text:p>6,06264043849142</text:p>
          </table:table-cell>
        </table:table-row>
        <table:table-row table:style-name="ro1">
          <table:table-cell office:value-type="float" office:value="6.70654114046112" calcext:value-type="float">
            <text:p>6,70654114046112</text:p>
          </table:table-cell>
          <table:table-cell office:value-type="float" office:value="1.67791611551817" calcext:value-type="float">
            <text:p>1,67791611551817</text:p>
          </table:table-cell>
        </table:table-row>
        <table:table-row table:style-name="ro1">
          <table:table-cell office:value-type="float" office:value="9.18883981039983" calcext:value-type="float">
            <text:p>9,18883981039983</text:p>
          </table:table-cell>
          <table:table-cell office:value-type="float" office:value="5.86728032588513" calcext:value-type="float">
            <text:p>5,86728032588513</text:p>
          </table:table-cell>
        </table:table-row>
        <table:table-row table:style-name="ro1">
          <table:table-cell office:value-type="float" office:value="7.66331154451141" calcext:value-type="float">
            <text:p>7,66331154451141</text:p>
          </table:table-cell>
          <table:table-cell office:value-type="float" office:value="3.07594269819503" calcext:value-type="float">
            <text:p>3,07594269819503</text:p>
          </table:table-cell>
        </table:table-row>
        <table:table-row table:style-name="ro1">
          <table:table-cell office:value-type="float" office:value="9.42665084887374" calcext:value-type="float">
            <text:p>9,42665084887374</text:p>
          </table:table-cell>
          <table:table-cell office:value-type="float" office:value="4.25746939532009" calcext:value-type="float">
            <text:p>4,25746939532009</text:p>
          </table:table-cell>
        </table:table-row>
        <table:table-row table:style-name="ro1">
          <table:table-cell office:value-type="float" office:value="6.4473611864032" calcext:value-type="float">
            <text:p>6,4473611864032</text:p>
          </table:table-cell>
          <table:table-cell office:value-type="float" office:value="1.71037203086908" calcext:value-type="float">
            <text:p>1,71037203086908</text:p>
          </table:table-cell>
        </table:table-row>
        <table:table-row table:style-name="ro1">
          <table:table-cell office:value-type="float" office:value="9.45220457884606" calcext:value-type="float">
            <text:p>9,45220457884606</text:p>
          </table:table-cell>
          <table:table-cell office:value-type="float" office:value="5.5109823589385" calcext:value-type="float">
            <text:p>5,5109823589385</text:p>
          </table:table-cell>
        </table:table-row>
        <table:table-row table:style-name="ro1">
          <table:table-cell office:value-type="float" office:value="9.27771927372165" calcext:value-type="float">
            <text:p>9,27771927372165</text:p>
          </table:table-cell>
          <table:table-cell office:value-type="float" office:value="4.28665162099615" calcext:value-type="float">
            <text:p>4,28665162099615</text:p>
          </table:table-cell>
        </table:table-row>
        <table:table-row table:style-name="ro1">
          <table:table-cell office:value-type="float" office:value="8.94815318561197" calcext:value-type="float">
            <text:p>8,94815318561197</text:p>
          </table:table-cell>
          <table:table-cell office:value-type="float" office:value="6.06973284925744" calcext:value-type="float">
            <text:p>6,06973284925744</text:p>
          </table:table-cell>
        </table:table-row>
        <table:table-row table:style-name="ro1">
          <table:table-cell office:value-type="float" office:value="7.69997946873005" calcext:value-type="float">
            <text:p>7,69997946873005</text:p>
          </table:table-cell>
          <table:table-cell office:value-type="float" office:value="1.96299206273177" calcext:value-type="float">
            <text:p>1,96299206273177</text:p>
          </table:table-cell>
        </table:table-row>
        <table:table-row table:style-name="ro1">
          <table:table-cell office:value-type="float" office:value="6.16505710206615" calcext:value-type="float">
            <text:p>6,16505710206615</text:p>
          </table:table-cell>
          <table:table-cell office:value-type="float" office:value="1.96150954183382" calcext:value-type="float">
            <text:p>1,96150954183382</text:p>
          </table:table-cell>
        </table:table-row>
        <table:table-row table:style-name="ro1">
          <table:table-cell office:value-type="float" office:value="6.82421488254857" calcext:value-type="float">
            <text:p>6,82421488254857</text:p>
          </table:table-cell>
          <table:table-cell office:value-type="float" office:value="2.48343016961178" calcext:value-type="float">
            <text:p>2,48343016961178</text:p>
          </table:table-cell>
        </table:table-row>
        <table:table-row table:style-name="ro1">
          <table:table-cell office:value-type="float" office:value="6.2270965956462" calcext:value-type="float">
            <text:p>6,2270965956462</text:p>
          </table:table-cell>
          <table:table-cell office:value-type="float" office:value="2.68881985014385" calcext:value-type="float">
            <text:p>2,68881985014385</text:p>
          </table:table-cell>
        </table:table-row>
        <table:table-row table:style-name="ro1">
          <table:table-cell office:value-type="float" office:value="8.77531069982346" calcext:value-type="float">
            <text:p>8,77531069982346</text:p>
          </table:table-cell>
          <table:table-cell office:value-type="float" office:value="5.69590041968842" calcext:value-type="float">
            <text:p>5,69590041968842</text:p>
          </table:table-cell>
        </table:table-row>
        <table:table-row table:style-name="ro1">
          <table:table-cell office:value-type="float" office:value="9.074729071675" calcext:value-type="float">
            <text:p>9,074729071675</text:p>
          </table:table-cell>
          <table:table-cell office:value-type="float" office:value="3.82572484230627" calcext:value-type="float">
            <text:p>3,82572484230627</text:p>
          </table:table-cell>
        </table:table-row>
        <table:table-row table:style-name="ro1">
          <table:table-cell office:value-type="float" office:value="7.18032532189925" calcext:value-type="float">
            <text:p>7,18032532189925</text:p>
          </table:table-cell>
          <table:table-cell office:value-type="float" office:value="3.21071929766939" calcext:value-type="float">
            <text:p>3,21071929766939</text:p>
          </table:table-cell>
        </table:table-row>
        <table:table-row table:style-name="ro1">
          <table:table-cell office:value-type="float" office:value="9.53491506838262" calcext:value-type="float">
            <text:p>9,53491506838262</text:p>
          </table:table-cell>
          <table:table-cell office:value-type="float" office:value="5.76467129047095" calcext:value-type="float">
            <text:p>5,76467129047095</text:p>
          </table:table-cell>
        </table:table-row>
        <table:table-row table:style-name="ro1">
          <table:table-cell office:value-type="float" office:value="9.21603446109426" calcext:value-type="float">
            <text:p>9,21603446109426</text:p>
          </table:table-cell>
          <table:table-cell office:value-type="float" office:value="4.74739672442989" calcext:value-type="float">
            <text:p>4,74739672442989</text:p>
          </table:table-cell>
        </table:table-row>
        <table:table-row table:style-name="ro1">
          <table:table-cell office:value-type="float" office:value="6.64444496160562" calcext:value-type="float">
            <text:p>6,64444496160562</text:p>
          </table:table-cell>
          <table:table-cell office:value-type="float" office:value="3.68471684596329" calcext:value-type="float">
            <text:p>3,68471684596329</text:p>
          </table:table-cell>
        </table:table-row>
        <table:table-row table:style-name="ro1">
          <table:table-cell office:value-type="float" office:value="9.00901547073097" calcext:value-type="float">
            <text:p>9,00901547073097</text:p>
          </table:table-cell>
          <table:table-cell office:value-type="float" office:value="3.97826714555152" calcext:value-type="float">
            <text:p>3,97826714555152</text:p>
          </table:table-cell>
        </table:table-row>
        <table:table-row table:style-name="ro1">
          <table:table-cell office:value-type="float" office:value="8.64218410280494" calcext:value-type="float">
            <text:p>8,64218410280494</text:p>
          </table:table-cell>
          <table:table-cell office:value-type="float" office:value="4.45602574801896" calcext:value-type="float">
            <text:p>4,45602574801896</text:p>
          </table:table-cell>
        </table:table-row>
        <table:table-row table:style-name="ro1">
          <table:table-cell office:value-type="float" office:value="6.27406851664449" calcext:value-type="float">
            <text:p>6,27406851664449</text:p>
          </table:table-cell>
          <table:table-cell office:value-type="float" office:value="1.6880115314887" calcext:value-type="float">
            <text:p>1,6880115314887</text:p>
          </table:table-cell>
        </table:table-row>
        <table:table-row table:style-name="ro1">
          <table:table-cell office:value-type="float" office:value="8.53647374244207" calcext:value-type="float">
            <text:p>8,53647374244207</text:p>
          </table:table-cell>
          <table:table-cell office:value-type="float" office:value="5.35937751742727" calcext:value-type="float">
            <text:p>5,35937751742727</text:p>
          </table:table-cell>
        </table:table-row>
        <table:table-row table:style-name="ro1">
          <table:table-cell office:value-type="float" office:value="9.86792593166289" calcext:value-type="float">
            <text:p>9,86792593166289</text:p>
          </table:table-cell>
          <table:table-cell office:value-type="float" office:value="5.27983470870688" calcext:value-type="float">
            <text:p>5,27983470870688</text:p>
          </table:table-cell>
        </table:table-row>
        <table:table-row table:style-name="ro1">
          <table:table-cell office:value-type="float" office:value="6.44240860140511" calcext:value-type="float">
            <text:p>6,44240860140511</text:p>
          </table:table-cell>
          <table:table-cell office:value-type="float" office:value="2.87939236335716" calcext:value-type="float">
            <text:p>2,87939236335716</text:p>
          </table:table-cell>
        </table:table-row>
        <table:table-row table:style-name="ro1">
          <table:table-cell office:value-type="float" office:value="8.82528590239654" calcext:value-type="float">
            <text:p>8,82528590239654</text:p>
          </table:table-cell>
          <table:table-cell office:value-type="float" office:value="3.89391898506991" calcext:value-type="float">
            <text:p>3,89391898506991</text:p>
          </table:table-cell>
        </table:table-row>
        <table:table-row table:style-name="ro1">
          <table:table-cell office:value-type="float" office:value="7.70953635842714" calcext:value-type="float">
            <text:p>7,70953635842714</text:p>
          </table:table-cell>
          <table:table-cell office:value-type="float" office:value="2.46340973632046" calcext:value-type="float">
            <text:p>2,46340973632046</text:p>
          </table:table-cell>
        </table:table-row>
        <table:table-row table:style-name="ro1">
          <table:table-cell office:value-type="float" office:value="8.30320786259128" calcext:value-type="float">
            <text:p>8,30320786259128</text:p>
          </table:table-cell>
          <table:table-cell office:value-type="float" office:value="5.57666762043754" calcext:value-type="float">
            <text:p>5,57666762043754</text:p>
          </table:table-cell>
        </table:table-row>
        <table:table-row table:style-name="ro1">
          <table:table-cell office:value-type="float" office:value="6.12692767252741" calcext:value-type="float">
            <text:p>6,12692767252741</text:p>
          </table:table-cell>
          <table:table-cell office:value-type="float" office:value="1.62140658660456" calcext:value-type="float">
            <text:p>1,62140658660456</text:p>
          </table:table-cell>
        </table:table-row>
        <table:table-row table:style-name="ro1">
          <table:table-cell office:value-type="float" office:value="9.27010469521852" calcext:value-type="float">
            <text:p>9,27010469521852</text:p>
          </table:table-cell>
          <table:table-cell office:value-type="float" office:value="4.82201294047852" calcext:value-type="float">
            <text:p>4,82201294047852</text:p>
          </table:table-cell>
        </table:table-row>
        <table:table-row table:style-name="ro1">
          <table:table-cell office:value-type="float" office:value="8.37477730090028" calcext:value-type="float">
            <text:p>8,37477730090028</text:p>
          </table:table-cell>
          <table:table-cell office:value-type="float" office:value="5.81728112087997" calcext:value-type="float">
            <text:p>5,81728112087997</text:p>
          </table:table-cell>
        </table:table-row>
        <table:table-row table:style-name="ro1">
          <table:table-cell office:value-type="float" office:value="7.23470296507156" calcext:value-type="float">
            <text:p>7,23470296507156</text:p>
          </table:table-cell>
          <table:table-cell office:value-type="float" office:value="1.19562904985449" calcext:value-type="float">
            <text:p>1,19562904985449</text:p>
          </table:table-cell>
        </table:table-row>
        <table:table-row table:style-name="ro1">
          <table:table-cell office:value-type="float" office:value="9.69251992427999" calcext:value-type="float">
            <text:p>9,69251992427999</text:p>
          </table:table-cell>
          <table:table-cell office:value-type="float" office:value="4.50053734396969" calcext:value-type="float">
            <text:p>4,50053734396969</text:p>
          </table:table-cell>
        </table:table-row>
        <table:table-row table:style-name="ro1">
          <table:table-cell office:value-type="float" office:value="8.92597439772833" calcext:value-type="float">
            <text:p>8,92597439772833</text:p>
          </table:table-cell>
          <table:table-cell office:value-type="float" office:value="3.89133936482166" calcext:value-type="float">
            <text:p>3,89133936482166</text:p>
          </table:table-cell>
        </table:table-row>
        <table:table-row table:style-name="ro1">
          <table:table-cell office:value-type="float" office:value="7.10301885843758" calcext:value-type="float">
            <text:p>7,10301885843758</text:p>
          </table:table-cell>
          <table:table-cell office:value-type="float" office:value="1.94834205476453" calcext:value-type="float">
            <text:p>1,94834205476453</text:p>
          </table:table-cell>
        </table:table-row>
        <table:table-row table:style-name="ro1">
          <table:table-cell office:value-type="float" office:value="9.83824899076816" calcext:value-type="float">
            <text:p>9,83824899076816</text:p>
          </table:table-cell>
          <table:table-cell office:value-type="float" office:value="5.28981519553727" calcext:value-type="float">
            <text:p>5,28981519553727</text:p>
          </table:table-cell>
        </table:table-row>
        <table:table-row table:style-name="ro1">
          <table:table-cell office:value-type="float" office:value="7.03294346953303" calcext:value-type="float">
            <text:p>7,03294346953303</text:p>
          </table:table-cell>
          <table:table-cell office:value-type="float" office:value="3.17347527627318" calcext:value-type="float">
            <text:p>3,17347527627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8T20:36:33.593656400</meta:creation-date>
    <dc:date>2026-04-18T20:37:20.391979000</dc:date>
    <meta:editing-duration>PT46S</meta:editing-duration>
    <meta:editing-cycles>1</meta:editing-cycles>
    <meta:document-statistic meta:table-count="1" meta:cell-count="200" meta:object-count="1"/>
    <meta:generator>LibreOffice/26.2.1.2$Windows_X86_64 LibreOffice_project/620$Build-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37cm" svg:y="4.201cm" style:legend-expansion="high" chart:style-name="ch2"/>
        <chart:plot-area chart:style-name="ch3" svg:x="0.32cm" svg:y="0.18cm" svg:width="12.897cm" svg:height="8.64cm">
          <chart:coordinate-region svg:x="0.762cm" svg:y="0.38cm" svg:width="12.11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100" chart:class="chart:scatter">
            <chart:domain table:cell-range-address="Лист1.A1:Лист1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8429859614235">
                <text:p>6.88429859614235</text:p>
                <draw:g>
                  <svg:desc>Лист1.A1:Лист1.A100</svg:desc>
                </draw:g>
              </table:table-cell>
              <table:table-cell office:value-type="float" office:value="2.80844496127674">
                <text:p>2.80844496127674</text:p>
                <draw:g>
                  <svg:desc>Лист1.B1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4817313522693">
                <text:p>6.04817313522693</text:p>
              </table:table-cell>
              <table:table-cell office:value-type="float" office:value="2.67601747089276">
                <text:p>2.67601747089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1418977313833">
                <text:p>7.21418977313833</text:p>
              </table:table-cell>
              <table:table-cell office:value-type="float" office:value="1.58850820481948">
                <text:p>1.58850820481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032599788202">
                <text:p>7.9032599788202</text:p>
              </table:table-cell>
              <table:table-cell office:value-type="float" office:value="2.82139231651149">
                <text:p>2.82139231651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1976287744105">
                <text:p>7.31976287744105</text:p>
              </table:table-cell>
              <table:table-cell office:value-type="float" office:value="1.84012980920684">
                <text:p>1.84012980920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9759697238348">
                <text:p>8.19759697238348</text:p>
              </table:table-cell>
              <table:table-cell office:value-type="float" office:value="5.51674252818053">
                <text:p>5.51674252818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29407177184771">
                <text:p>9.29407177184771</text:p>
              </table:table-cell>
              <table:table-cell office:value-type="float" office:value="6.13486714123968">
                <text:p>6.13486714123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121224403983">
                <text:p>8.2121224403983</text:p>
              </table:table-cell>
              <table:table-cell office:value-type="float" office:value="4.51961582008964">
                <text:p>4.51961582008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8505018611344">
                <text:p>6.58505018611344</text:p>
              </table:table-cell>
              <table:table-cell office:value-type="float" office:value="3.64783466747453">
                <text:p>3.64783466747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5628418955627">
                <text:p>6.05628418955627</text:p>
              </table:table-cell>
              <table:table-cell office:value-type="float" office:value="2.87383861109919">
                <text:p>2.87383861109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90347650765758">
                <text:p>8.90347650765758</text:p>
              </table:table-cell>
              <table:table-cell office:value-type="float" office:value="4.20449563370657">
                <text:p>4.20449563370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3153929068601">
                <text:p>7.33153929068601</text:p>
              </table:table-cell>
              <table:table-cell office:value-type="float" office:value="1.42787292202034">
                <text:p>1.42787292202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3663245374801">
                <text:p>8.23663245374801</text:p>
              </table:table-cell>
              <table:table-cell office:value-type="float" office:value="5.1443890219397">
                <text:p>5.1443890219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80018233430632">
                <text:p>8.80018233430632</text:p>
              </table:table-cell>
              <table:table-cell office:value-type="float" office:value="4.0332851281139">
                <text:p>4.0332851281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79510712107816">
                <text:p>8.79510712107816</text:p>
              </table:table-cell>
              <table:table-cell office:value-type="float" office:value="4.34136000585139">
                <text:p>4.34136000585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37481425572351">
                <text:p>9.37481425572351</text:p>
              </table:table-cell>
              <table:table-cell office:value-type="float" office:value="5.33863619147412">
                <text:p>5.338636191474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0323423794921">
                <text:p>8.50323423794921</text:p>
              </table:table-cell>
              <table:table-cell office:value-type="float" office:value="4.59087964580504">
                <text:p>4.59087964580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52512063849416">
                <text:p>6.52512063849416</text:p>
              </table:table-cell>
              <table:table-cell office:value-type="float" office:value="1.95097495724348">
                <text:p>1.95097495724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09508305239052">
                <text:p>7.09508305239052</text:p>
              </table:table-cell>
              <table:table-cell office:value-type="float" office:value="2.25479769001825">
                <text:p>2.25479769001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9684434316334">
                <text:p>7.39684434316334</text:p>
              </table:table-cell>
              <table:table-cell office:value-type="float" office:value="3.04082354499212">
                <text:p>3.04082354499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62247965662627">
                <text:p>9.62247965662627</text:p>
              </table:table-cell>
              <table:table-cell office:value-type="float" office:value="4.16330578853159">
                <text:p>4.163305788531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4218332643815">
                <text:p>8.54218332643815</text:p>
              </table:table-cell>
              <table:table-cell office:value-type="float" office:value="6.00652043862846">
                <text:p>6.00652043862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28519751664275">
                <text:p>8.28519751664275</text:p>
              </table:table-cell>
              <table:table-cell office:value-type="float" office:value="4.3462373827906">
                <text:p>4.3462373827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1373217500008">
                <text:p>6.81373217500008</text:p>
              </table:table-cell>
              <table:table-cell office:value-type="float" office:value="2.25721763785483">
                <text:p>2.25721763785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2397596122445">
                <text:p>6.22397596122445</text:p>
              </table:table-cell>
              <table:table-cell office:value-type="float" office:value="2.73783329840767">
                <text:p>2.73783329840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1731981531103">
                <text:p>8.41731981531103</text:p>
              </table:table-cell>
              <table:table-cell office:value-type="float" office:value="4.51475840867008">
                <text:p>4.51475840867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93251240283848">
                <text:p>7.93251240283848</text:p>
              </table:table-cell>
              <table:table-cell office:value-type="float" office:value="2.16993450248259">
                <text:p>2.16993450248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6006105872443">
                <text:p>9.6006105872443</text:p>
              </table:table-cell>
              <table:table-cell office:value-type="float" office:value="4.92414309387281">
                <text:p>4.92414309387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48442904042234">
                <text:p>7.48442904042234</text:p>
              </table:table-cell>
              <table:table-cell office:value-type="float" office:value="2.06517157351046">
                <text:p>2.06517157351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80269192134632">
                <text:p>8.80269192134632</text:p>
              </table:table-cell>
              <table:table-cell office:value-type="float" office:value="4.00289574178408">
                <text:p>4.002895741784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63401945649357">
                <text:p>8.63401945649357</text:p>
              </table:table-cell>
              <table:table-cell office:value-type="float" office:value="5.29097740529902">
                <text:p>5.29097740529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33571853295399">
                <text:p>9.33571853295399</text:p>
              </table:table-cell>
              <table:table-cell office:value-type="float" office:value="5.9959457188049">
                <text:p>5.99594571880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5381600113961">
                <text:p>8.85381600113961</text:p>
              </table:table-cell>
              <table:table-cell office:value-type="float" office:value="4.4063231561909">
                <text:p>4.4063231561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22831668965606">
                <text:p>6.22831668965606</text:p>
              </table:table-cell>
              <table:table-cell office:value-type="float" office:value="2.25431911344174">
                <text:p>2.25431911344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6803790609943">
                <text:p>8.56803790609943</text:p>
              </table:table-cell>
              <table:table-cell office:value-type="float" office:value="5.76247601280811">
                <text:p>5.76247601280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2104871415558">
                <text:p>7.32104871415558</text:p>
              </table:table-cell>
              <table:table-cell office:value-type="float" office:value="1.92182379975391">
                <text:p>1.921823799753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63672395562998">
                <text:p>9.63672395562998</text:p>
              </table:table-cell>
              <table:table-cell office:value-type="float" office:value="5.71177110071522">
                <text:p>5.71177110071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20003405988214">
                <text:p>7.20003405988214</text:p>
              </table:table-cell>
              <table:table-cell office:value-type="float" office:value="1.50101887452191">
                <text:p>1.50101887452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58823837727283">
                <text:p>6.58823837727283</text:p>
              </table:table-cell>
              <table:table-cell office:value-type="float" office:value="1.51409077845644">
                <text:p>1.51409077845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5135610152764">
                <text:p>6.25135610152764</text:p>
              </table:table-cell>
              <table:table-cell office:value-type="float" office:value="1.91245575446604">
                <text:p>1.912455754466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72617641404019">
                <text:p>8.72617641404019</text:p>
              </table:table-cell>
              <table:table-cell office:value-type="float" office:value="5.09432339543505">
                <text:p>5.09432339543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34370466585694">
                <text:p>7.34370466585694</text:p>
              </table:table-cell>
              <table:table-cell office:value-type="float" office:value="1.68087620879014">
                <text:p>1.68087620879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97276737352577">
                <text:p>9.97276737352577</text:p>
              </table:table-cell>
              <table:table-cell office:value-type="float" office:value="4.92386388696798">
                <text:p>4.92386388696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32405394701393">
                <text:p>7.32405394701393</text:p>
              </table:table-cell>
              <table:table-cell office:value-type="float" office:value="3.40710587714459">
                <text:p>3.407105877144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73376762406311">
                <text:p>6.73376762406311</text:p>
              </table:table-cell>
              <table:table-cell office:value-type="float" office:value="3.35668891523526">
                <text:p>3.35668891523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57553502698954">
                <text:p>6.57553502698954</text:p>
              </table:table-cell>
              <table:table-cell office:value-type="float" office:value="1.90668428356405">
                <text:p>1.90668428356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87055845970135">
                <text:p>6.87055845970135</text:p>
              </table:table-cell>
              <table:table-cell office:value-type="float" office:value="3.56651763155352">
                <text:p>3.56651763155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79350398616722">
                <text:p>6.79350398616722</text:p>
              </table:table-cell>
              <table:table-cell office:value-type="float" office:value="2.30378680709184">
                <text:p>2.303786807091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7805031389132">
                <text:p>6.7805031389132</text:p>
              </table:table-cell>
              <table:table-cell office:value-type="float" office:value="2.58412304722282">
                <text:p>2.58412304722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53044403172429">
                <text:p>6.53044403172429</text:p>
              </table:table-cell>
              <table:table-cell office:value-type="float" office:value="1.68243251200741">
                <text:p>1.6824325120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54254609054084">
                <text:p>6.54254609054084</text:p>
              </table:table-cell>
              <table:table-cell office:value-type="float" office:value="3.35909922675537">
                <text:p>3.359099226755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6500479984591">
                <text:p>8.56500479984591</text:p>
              </table:table-cell>
              <table:table-cell office:value-type="float" office:value="5.15507233312259">
                <text:p>5.15507233312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01608547476848">
                <text:p>9.01608547476848</text:p>
              </table:table-cell>
              <table:table-cell office:value-type="float" office:value="4.32003687615038">
                <text:p>4.32003687615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01597613861333">
                <text:p>9.01597613861333</text:p>
              </table:table-cell>
              <table:table-cell office:value-type="float" office:value="5.05624525727061">
                <text:p>5.05624525727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96434293018848">
                <text:p>8.96434293018848</text:p>
              </table:table-cell>
              <table:table-cell office:value-type="float" office:value="6.00527042605687">
                <text:p>6.005270426056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70709697472652">
                <text:p>7.70709697472652</text:p>
              </table:table-cell>
              <table:table-cell office:value-type="float" office:value="2.62675294797781">
                <text:p>2.62675294797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43749997898278">
                <text:p>7.43749997898278</text:p>
              </table:table-cell>
              <table:table-cell office:value-type="float" office:value="2.17025142982256">
                <text:p>2.170251429822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6078072925671">
                <text:p>6.96078072925671</text:p>
              </table:table-cell>
              <table:table-cell office:value-type="float" office:value="1.17765139361184">
                <text:p>1.17765139361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50582754940463">
                <text:p>7.50582754940463</text:p>
              </table:table-cell>
              <table:table-cell office:value-type="float" office:value="1.48158640429834">
                <text:p>1.481586404298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68517412081028">
                <text:p>8.68517412081028</text:p>
              </table:table-cell>
              <table:table-cell office:value-type="float" office:value="4.26079786668255">
                <text:p>4.26079786668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0136260717467">
                <text:p>10.0136260717467</text:p>
              </table:table-cell>
              <table:table-cell office:value-type="float" office:value="4.96992532840784">
                <text:p>4.969925328407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57683503968439">
                <text:p>7.57683503968439</text:p>
              </table:table-cell>
              <table:table-cell office:value-type="float" office:value="3.17500448040817">
                <text:p>3.17500448040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61755548911267">
                <text:p>8.61755548911267</text:p>
              </table:table-cell>
              <table:table-cell office:value-type="float" office:value="4.47001280455765">
                <text:p>4.47001280455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17452805993528">
                <text:p>9.17452805993528</text:p>
              </table:table-cell>
              <table:table-cell office:value-type="float" office:value="6.06264043849142">
                <text:p>6.062640438491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70654114046112">
                <text:p>6.70654114046112</text:p>
              </table:table-cell>
              <table:table-cell office:value-type="float" office:value="1.67791611551817">
                <text:p>1.677916115518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18883981039983">
                <text:p>9.18883981039983</text:p>
              </table:table-cell>
              <table:table-cell office:value-type="float" office:value="5.86728032588513">
                <text:p>5.867280325885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66331154451141">
                <text:p>7.66331154451141</text:p>
              </table:table-cell>
              <table:table-cell office:value-type="float" office:value="3.07594269819503">
                <text:p>3.07594269819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42665084887374">
                <text:p>9.42665084887374</text:p>
              </table:table-cell>
              <table:table-cell office:value-type="float" office:value="4.25746939532009">
                <text:p>4.25746939532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4473611864032">
                <text:p>6.4473611864032</text:p>
              </table:table-cell>
              <table:table-cell office:value-type="float" office:value="1.71037203086908">
                <text:p>1.710372030869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45220457884606">
                <text:p>9.45220457884606</text:p>
              </table:table-cell>
              <table:table-cell office:value-type="float" office:value="5.5109823589385">
                <text:p>5.5109823589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27771927372165">
                <text:p>9.27771927372165</text:p>
              </table:table-cell>
              <table:table-cell office:value-type="float" office:value="4.28665162099615">
                <text:p>4.28665162099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94815318561197">
                <text:p>8.94815318561197</text:p>
              </table:table-cell>
              <table:table-cell office:value-type="float" office:value="6.06973284925744">
                <text:p>6.069732849257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69997946873005">
                <text:p>7.69997946873005</text:p>
              </table:table-cell>
              <table:table-cell office:value-type="float" office:value="1.96299206273177">
                <text:p>1.96299206273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16505710206615">
                <text:p>6.16505710206615</text:p>
              </table:table-cell>
              <table:table-cell office:value-type="float" office:value="1.96150954183382">
                <text:p>1.961509541833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2421488254857">
                <text:p>6.82421488254857</text:p>
              </table:table-cell>
              <table:table-cell office:value-type="float" office:value="2.48343016961178">
                <text:p>2.48343016961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270965956462">
                <text:p>6.2270965956462</text:p>
              </table:table-cell>
              <table:table-cell office:value-type="float" office:value="2.68881985014385">
                <text:p>2.68881985014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77531069982346">
                <text:p>8.77531069982346</text:p>
              </table:table-cell>
              <table:table-cell office:value-type="float" office:value="5.69590041968842">
                <text:p>5.69590041968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074729071675">
                <text:p>9.074729071675</text:p>
              </table:table-cell>
              <table:table-cell office:value-type="float" office:value="3.82572484230627">
                <text:p>3.82572484230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8032532189925">
                <text:p>7.18032532189925</text:p>
              </table:table-cell>
              <table:table-cell office:value-type="float" office:value="3.21071929766939">
                <text:p>3.21071929766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53491506838262">
                <text:p>9.53491506838262</text:p>
              </table:table-cell>
              <table:table-cell office:value-type="float" office:value="5.76467129047095">
                <text:p>5.764671290470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21603446109426">
                <text:p>9.21603446109426</text:p>
              </table:table-cell>
              <table:table-cell office:value-type="float" office:value="4.74739672442989">
                <text:p>4.747396724429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64444496160562">
                <text:p>6.64444496160562</text:p>
              </table:table-cell>
              <table:table-cell office:value-type="float" office:value="3.68471684596329">
                <text:p>3.684716845963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00901547073097">
                <text:p>9.00901547073097</text:p>
              </table:table-cell>
              <table:table-cell office:value-type="float" office:value="3.97826714555152">
                <text:p>3.97826714555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64218410280494">
                <text:p>8.64218410280494</text:p>
              </table:table-cell>
              <table:table-cell office:value-type="float" office:value="4.45602574801896">
                <text:p>4.45602574801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7406851664449">
                <text:p>6.27406851664449</text:p>
              </table:table-cell>
              <table:table-cell office:value-type="float" office:value="1.6880115314887">
                <text:p>1.68801153148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3647374244207">
                <text:p>8.53647374244207</text:p>
              </table:table-cell>
              <table:table-cell office:value-type="float" office:value="5.35937751742727">
                <text:p>5.359377517427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86792593166289">
                <text:p>9.86792593166289</text:p>
              </table:table-cell>
              <table:table-cell office:value-type="float" office:value="5.27983470870688">
                <text:p>5.27983470870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44240860140511">
                <text:p>6.44240860140511</text:p>
              </table:table-cell>
              <table:table-cell office:value-type="float" office:value="2.87939236335716">
                <text:p>2.87939236335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2528590239654">
                <text:p>8.82528590239654</text:p>
              </table:table-cell>
              <table:table-cell office:value-type="float" office:value="3.89391898506991">
                <text:p>3.89391898506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0953635842714">
                <text:p>7.70953635842714</text:p>
              </table:table-cell>
              <table:table-cell office:value-type="float" office:value="2.46340973632046">
                <text:p>2.463409736320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0320786259128">
                <text:p>8.30320786259128</text:p>
              </table:table-cell>
              <table:table-cell office:value-type="float" office:value="5.57666762043754">
                <text:p>5.576667620437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12692767252741">
                <text:p>6.12692767252741</text:p>
              </table:table-cell>
              <table:table-cell office:value-type="float" office:value="1.62140658660456">
                <text:p>1.621406586604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7010469521852">
                <text:p>9.27010469521852</text:p>
              </table:table-cell>
              <table:table-cell office:value-type="float" office:value="4.82201294047852">
                <text:p>4.82201294047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37477730090028">
                <text:p>8.37477730090028</text:p>
              </table:table-cell>
              <table:table-cell office:value-type="float" office:value="5.81728112087997">
                <text:p>5.817281120879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23470296507156">
                <text:p>7.23470296507156</text:p>
              </table:table-cell>
              <table:table-cell office:value-type="float" office:value="1.19562904985449">
                <text:p>1.195629049854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9251992427999">
                <text:p>9.69251992427999</text:p>
              </table:table-cell>
              <table:table-cell office:value-type="float" office:value="4.50053734396969">
                <text:p>4.50053734396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92597439772833">
                <text:p>8.92597439772833</text:p>
              </table:table-cell>
              <table:table-cell office:value-type="float" office:value="3.89133936482166">
                <text:p>3.891339364821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10301885843758">
                <text:p>7.10301885843758</text:p>
              </table:table-cell>
              <table:table-cell office:value-type="float" office:value="1.94834205476453">
                <text:p>1.94834205476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3824899076816">
                <text:p>9.83824899076816</text:p>
              </table:table-cell>
              <table:table-cell office:value-type="float" office:value="5.28981519553727">
                <text:p>5.28981519553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03294346953303">
                <text:p>7.03294346953303</text:p>
              </table:table-cell>
              <table:table-cell office:value-type="float" office:value="3.17347527627318">
                <text:p>3.17347527627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1.2$Windows_X86_64 LibreOffice_project/620$Build-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